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erif" svg:font-family="DejaVuSerif"/>
    <style:font-face style:name="DejaVuSerif1" svg:font-family="DejaVu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/>
    <style:font-face style:name="LiberationSans1" svg:font-family="LiberationSan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3.15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2cm" svg:stroke-color="#0000ff" draw:stroke-linejoin="miter" svg:stroke-linecap="butt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148cm" fo:min-width="2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70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5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7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82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865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17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6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21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25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74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35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34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3.4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03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97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27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36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1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55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3.50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3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15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0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235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00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1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17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4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702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467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9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98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9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9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66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01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111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21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62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000000" loext:opacity="100%" style:font-name="DejaVuSerif" fo:font-size="28pt" fo:font-weight="normal" style:font-size-asian="28pt" style:font-weight-asian="normal" style:font-name-complex="DejaVuSerif" style:font-size-complex="28pt" style:font-weight-complex="normal" style:text-scale="95%"/>
    </style:style>
    <style:style style:name="T2" style:family="text">
      <style:text-properties fo:color="#000000" loext:opacity="100%" style:font-name="DejaVuSerif" fo:font-size="28pt" fo:font-weight="normal" style:font-size-asian="28pt" style:font-weight-asian="normal" style:font-name-complex="DejaVuSerif" style:font-size-complex="28pt" style:font-weight-complex="normal"/>
    </style:style>
    <style:style style:name="T3" style:family="text">
      <style:text-properties fo:color="#0000ff" loext:opacity="100%" style:font-name="LiberationSans" fo:font-size="11pt" fo:font-weight="normal" style:font-size-asian="11pt" style:font-weight-asian="normal" style:font-name-complex="LiberationSans" style:font-size-complex="11pt" style:font-weight-complex="normal"/>
    </style:style>
    <style:style style:name="T4" style:family="text">
      <style:text-properties fo:color="#000000" loext:opacity="100%" style:font-name="LiberationSans" fo:font-size="11pt" fo:font-weight="normal" style:font-size-asian="11pt" style:font-weight-asian="normal" style:font-name-complex="LiberationSans" style:font-size-complex="11pt" style:font-weight-complex="normal"/>
    </style:style>
    <style:style style:name="T5" style:family="text">
      <style:text-properties fo:color="#233e5f" loext:opacity="100%" style:font-name="DejaVuSerif" fo:font-size="12pt" fo:font-weight="normal" style:font-size-asian="12pt" style:font-weight-asian="normal" style:font-name-complex="DejaVuSerif" style:font-size-complex="12pt" style:font-weight-complex="normal"/>
    </style:style>
    <style:style style:name="T6" style:family="text">
      <style:text-properties fo:color="#000000" loext:opacity="100%" style:font-name="OpenSymbol" fo:font-size="12pt" fo:font-weight="normal" style:font-size-asian="12pt" style:font-weight-asian="normal" style:font-name-complex="OpenSymbol" style:font-size-complex="12pt" style:font-weight-complex="normal"/>
    </style:style>
    <style:style style:name="T7" style:family="text">
      <style:text-properties fo:color="#000000" loext:opacity="100%" style:font-name="OpenSymbol" fo:font-size="11pt" fo:font-weight="normal" style:font-size-asian="11pt" style:font-weight-asian="normal" style:font-name-complex="OpenSymbo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7cm" svg:height="27.937cm" svg:x="0cm" svg:y="0cm" svg:viewBox="0 0 21588 27938" draw:points="0,0 21588,0 21588,27938 0,27938">
          <text:p/>
        </draw:polygon>
        <draw:frame draw:style-name="gr2" draw:text-style-name="P3" draw:layer="layout" svg:width="3.156cm" svg:height="1.148cm" svg:x="8.103cm" svg:y="1.27cm">
          <draw:text-box>
            <text:p text:style-name="P2"><text:span text:style-name="T1">James </text:span></text:p>
          </draw:text-box>
        </draw:frame>
        <draw:line draw:style-name="gr3" draw:text-style-name="P4" draw:layer="layout" svg:x1="8.509cm" svg:y1="2.82cm" svg:x2="12.904cm" svg:y2="2.82cm">
          <text:p/>
        </draw:line>
        <draw:line draw:style-name="gr3" draw:text-style-name="P4" draw:layer="layout" svg:x1="12.904cm" svg:y1="2.82cm" svg:x2="13.012cm" svg:y2="2.82cm">
          <text:p/>
        </draw:line>
        <draw:frame draw:style-name="gr4" draw:text-style-name="P3" draw:layer="layout" svg:width="2.352cm" svg:height="1.148cm" svg:x="11.264cm" svg:y="1.27cm">
          <draw:text-box>
            <text:p text:style-name="P2"><text:span text:style-name="T2">Ross</text:span></text:p>
          </draw:text-box>
        </draw:frame>
        <draw:frame draw:style-name="gr5" draw:text-style-name="P5" draw:layer="layout" svg:width="4.705cm" svg:height="0.433cm" svg:x="8.509cm" svg:y="2.439cm">
          <draw:text-box>
            <text:p text:style-name="P2"><text:span text:style-name="T3">jamesmross4@gmail.com <text:s/></text:span></text:p>
          </draw:text-box>
        </draw:frame>
        <draw:frame draw:style-name="gr6" draw:text-style-name="P5" draw:layer="layout" svg:width="2.555cm" svg:height="0.433cm" svg:x="9.458cm" svg:y="2.884cm">
          <draw:text-box>
            <text:p text:style-name="P2"><text:span text:style-name="T4">(253)310-6664</text:span></text:p>
          </draw:text-box>
        </draw:frame>
        <draw:frame draw:style-name="gr7" draw:text-style-name="P6" draw:layer="layout" svg:width="2.174cm" svg:height="0.497cm" svg:x="2.367cm" svg:y="3.837cm">
          <draw:text-box>
            <text:p text:style-name="P2"><text:span text:style-name="T5">Education</text:span></text:p>
          </draw:text-box>
        </draw:frame>
        <draw:frame draw:style-name="gr8" draw:text-style-name="P5" draw:layer="layout" svg:width="16.825cm" svg:height="0.433cm" svg:x="2.367cm" svg:y="4.341cm">
          <draw:text-box>
            <text:p text:style-name="P2"><text:span text:style-name="T4">B.S. Computer Engineering: Embedded Systems, Portland State University (expected graduation </text:span></text:p>
          </draw:text-box>
        </draw:frame>
        <draw:frame draw:style-name="gr9" draw:text-style-name="P5" draw:layer="layout" svg:width="1.865cm" svg:height="0.433cm" svg:x="2.367cm" svg:y="4.789cm">
          <draw:text-box>
            <text:p text:style-name="P2"><text:span text:style-name="T4">3/23/2023)</text:span></text:p>
          </draw:text-box>
        </draw:frame>
        <draw:frame draw:style-name="gr10" draw:text-style-name="P6" draw:layer="layout" svg:width="1.175cm" svg:height="0.497cm" svg:x="2.367cm" svg:y="5.738cm">
          <draw:text-box>
            <text:p text:style-name="P2"><text:span text:style-name="T5">Skills</text:span></text:p>
          </draw:text-box>
        </draw:frame>
        <draw:frame draw:style-name="gr11" draw:text-style-name="P5" draw:layer="layout" svg:width="16.622cm" svg:height="0.433cm" svg:x="2.473cm" svg:y="6.313cm">
          <draw:text-box>
            <text:p text:style-name="P2"><text:span text:style-name="T4">C, C++, Python, ARM assembly, Arduino, Code Composer Studio for TI microprocessors/micro- </text:span></text:p>
          </draw:text-box>
        </draw:frame>
        <draw:frame draw:style-name="gr12" draw:text-style-name="P5" draw:layer="layout" svg:width="5.217cm" svg:height="0.433cm" svg:x="2.473cm" svg:y="6.757cm">
          <draw:text-box>
            <text:p text:style-name="P2"><text:span text:style-name="T4">controllers, Cadence Virtuoso.</text:span></text:p>
          </draw:text-box>
        </draw:frame>
        <draw:frame draw:style-name="gr13" draw:text-style-name="P6" draw:layer="layout" svg:width="1.458cm" svg:height="0.497cm" svg:x="2.367cm" svg:y="7.717cm">
          <draw:text-box>
            <text:p text:style-name="P2"><text:span text:style-name="T5">Github</text:span></text:p>
          </draw:text-box>
        </draw:frame>
        <draw:frame draw:style-name="gr14" draw:text-style-name="P6" draw:layer="layout" svg:width="6.259cm" svg:height="0.497cm" svg:x="2.367cm" svg:y="8.222cm">
          <draw:text-box>
            <text:p text:style-name="P2"><text:span text:style-name="T5">https://github.com/sedihglow</text:span></text:p>
          </draw:text-box>
        </draw:frame>
        <draw:frame draw:style-name="gr15" draw:text-style-name="P6" draw:layer="layout" svg:width="1.746cm" svg:height="0.497cm" svg:x="2.367cm" svg:y="9.22cm">
          <draw:text-box>
            <text:p text:style-name="P2"><text:span text:style-name="T5">Projects</text:span></text:p>
          </draw:text-box>
        </draw:frame>
        <draw:frame draw:style-name="gr16" draw:text-style-name="P5" draw:layer="layout" svg:width="9.353cm" svg:height="0.433cm" svg:x="2.367cm" svg:y="9.721cm">
          <draw:text-box>
            <text:p text:style-name="P2"><text:span text:style-name="T4">Linux Kernel Driver for PCIe, Portland State University</text:span></text:p>
          </draw:text-box>
        </draw:frame>
        <draw:frame draw:style-name="gr17" draw:text-style-name="P6" draw:layer="layout" svg:width="0.422cm" svg:height="0.422cm" svg:x="2.999cm" svg:y="10.294cm">
          <draw:text-box>
            <text:p text:style-name="P2"><text:span text:style-name="T6">•</text:span></text:p>
          </draw:text-box>
        </draw:frame>
        <draw:frame draw:style-name="gr18" draw:text-style-name="P5" draw:layer="layout" svg:width="12.346cm" svg:height="0.433cm" svg:x="3.637cm" svg:y="10.239cm">
          <draw:text-box>
            <text:p text:style-name="P2"><text:span text:style-name="T4">Wrote a Kernel program in C that interfaced with I/O ports and memory.</text:span></text:p>
          </draw:text-box>
        </draw:frame>
        <draw:frame draw:style-name="gr17" draw:text-style-name="P6" draw:layer="layout" svg:width="0.422cm" svg:height="0.422cm" svg:x="2.999cm" svg:y="10.809cm">
          <draw:text-box>
            <text:p text:style-name="P2"><text:span text:style-name="T6">•</text:span></text:p>
          </draw:text-box>
        </draw:frame>
        <draw:frame draw:style-name="gr19" draw:text-style-name="P5" draw:layer="layout" svg:width="13.43cm" svg:height="0.433cm" svg:x="3.637cm" svg:y="10.754cm">
          <draw:text-box>
            <text:p text:style-name="P2"><text:span text:style-name="T4">Connected char dev drivers to underlying PCIe ethernet card where data was </text:span></text:p>
          </draw:text-box>
        </draw:frame>
        <draw:frame draw:style-name="gr20" draw:text-style-name="P5" draw:layer="layout" svg:width="14.031cm" svg:height="0.433cm" svg:x="3.637cm" svg:y="11.199cm">
          <draw:text-box>
            <text:p text:style-name="P2"><text:span text:style-name="T4">received and handled via DMA implementing timers, work queues and interrupts. </text:span></text:p>
          </draw:text-box>
        </draw:frame>
        <draw:frame draw:style-name="gr21" draw:text-style-name="P5" draw:layer="layout" svg:width="11.974cm" svg:height="0.433cm" svg:x="2.367cm" svg:y="11.636cm">
          <draw:text-box>
            <text:p text:style-name="P2"><text:span text:style-name="T4">Simulated an L1 instruction and data cache, Portland State University</text:span></text:p>
          </draw:text-box>
        </draw:frame>
        <draw:frame draw:style-name="gr17" draw:text-style-name="P6" draw:layer="layout" svg:width="0.422cm" svg:height="0.422cm" svg:x="2.999cm" svg:y="12.213cm">
          <draw:text-box>
            <text:p text:style-name="P2"><text:span text:style-name="T6">•</text:span></text:p>
          </draw:text-box>
        </draw:frame>
        <draw:frame draw:style-name="gr22" draw:text-style-name="P5" draw:layer="layout" svg:width="15.272cm" svg:height="0.433cm" svg:x="3.637cm" svg:y="12.159cm">
          <draw:text-box>
            <text:p text:style-name="P2"><text:span text:style-name="T4">Using C++, with a team developed an L1 n-way associative cache for a 32-bit processor.</text:span></text:p>
          </draw:text-box>
        </draw:frame>
        <draw:frame draw:style-name="gr17" draw:text-style-name="P6" draw:layer="layout" svg:width="0.422cm" svg:height="0.422cm" svg:x="2.999cm" svg:y="12.728cm">
          <draw:text-box>
            <text:p text:style-name="P2"><text:span text:style-name="T6">•</text:span></text:p>
          </draw:text-box>
        </draw:frame>
        <draw:frame draw:style-name="gr23" draw:text-style-name="P5" draw:layer="layout" svg:width="11.364cm" svg:height="0.433cm" svg:x="3.637cm" svg:y="12.674cm">
          <draw:text-box>
            <text:p text:style-name="P2"><text:span text:style-name="T4">L1 cache was backed by a shared L2 cache which was simulated.</text:span></text:p>
          </draw:text-box>
        </draw:frame>
        <draw:frame draw:style-name="gr17" draw:text-style-name="P6" draw:layer="layout" svg:width="0.422cm" svg:height="0.422cm" svg:x="2.999cm" svg:y="13.25cm">
          <draw:text-box>
            <text:p text:style-name="P2"><text:span text:style-name="T6">•</text:span></text:p>
          </draw:text-box>
        </draw:frame>
        <draw:frame draw:style-name="gr24" draw:text-style-name="P5" draw:layer="layout" svg:width="4.24cm" svg:height="0.433cm" svg:x="3.637cm" svg:y="13.196cm">
          <draw:text-box>
            <text:p text:style-name="P2"><text:span text:style-name="T4">LRU replacement policy.</text:span></text:p>
          </draw:text-box>
        </draw:frame>
        <draw:frame draw:style-name="gr17" draw:text-style-name="P6" draw:layer="layout" svg:width="0.422cm" svg:height="0.422cm" svg:x="2.949cm" svg:y="13.762cm">
          <draw:text-box>
            <text:p text:style-name="P2"><text:span text:style-name="T6">•</text:span></text:p>
          </draw:text-box>
        </draw:frame>
        <draw:frame draw:style-name="gr25" draw:text-style-name="P5" draw:layer="layout" svg:width="4.218cm" svg:height="0.433cm" svg:x="3.637cm" svg:y="13.707cm">
          <draw:text-box>
            <text:p text:style-name="P2"><text:span text:style-name="T4">Followed MESI protocol.</text:span></text:p>
          </draw:text-box>
        </draw:frame>
        <draw:frame draw:style-name="gr26" draw:text-style-name="P5" draw:layer="layout" svg:width="7.554cm" svg:height="0.433cm" svg:x="2.314cm" svg:y="14.152cm">
          <draw:text-box>
            <text:p text:style-name="P2"><text:span text:style-name="T4">Voice synthesizer, Portland State University</text:span></text:p>
          </draw:text-box>
        </draw:frame>
        <draw:frame draw:style-name="gr17" draw:text-style-name="P6" draw:layer="layout" svg:width="0.422cm" svg:height="0.422cm" svg:x="2.999cm" svg:y="14.721cm">
          <draw:text-box>
            <text:p text:style-name="P2"><text:span text:style-name="T6">•</text:span></text:p>
          </draw:text-box>
        </draw:frame>
        <draw:frame draw:style-name="gr27" draw:text-style-name="P7" draw:layer="layout" svg:width="13.508cm" svg:height="0.865cm" svg:x="3.637cm" svg:y="14.667cm">
          <draw:text-box>
            <text:p text:style-name="P2"><text:span text:style-name="T4">Programmed in ARM assembly bare-metal on a Beagle Bone Black.</text:span></text:p>
          </draw:text-box>
        </draw:frame>
        <draw:frame draw:style-name="gr17" draw:text-style-name="P6" draw:layer="layout" svg:width="0.422cm" svg:height="0.422cm" svg:x="2.999cm" svg:y="15.24cm">
          <draw:text-box>
            <text:p text:style-name="P2"><text:span text:style-name="T6">•</text:span></text:p>
          </draw:text-box>
        </draw:frame>
        <draw:frame draw:style-name="gr28" draw:text-style-name="P5" draw:layer="layout" svg:width="6.538cm" svg:height="0.433cm" svg:x="3.637cm" svg:y="15.185cm">
          <draw:text-box>
            <text:p text:style-name="P2"><text:span text:style-name="T4">Used a UART for bus communication.</text:span></text:p>
          </draw:text-box>
        </draw:frame>
        <draw:frame draw:style-name="gr17" draw:text-style-name="P6" draw:layer="layout" svg:width="0.422cm" svg:height="0.422cm" svg:x="3.002cm" svg:y="15.762cm">
          <draw:text-box>
            <text:p text:style-name="P2"><text:span text:style-name="T6">•</text:span></text:p>
          </draw:text-box>
        </draw:frame>
        <draw:frame draw:style-name="gr29" draw:text-style-name="P5" draw:layer="layout" svg:width="9.154cm" svg:height="0.433cm" svg:x="3.637cm" svg:y="15.707cm">
          <draw:text-box>
            <text:p text:style-name="P2"><text:span text:style-name="T4">Successfully communicated desired spoken phrases.</text:span></text:p>
          </draw:text-box>
        </draw:frame>
        <draw:frame draw:style-name="gr30" draw:text-style-name="P5" draw:layer="layout" svg:width="5.48cm" svg:height="0.433cm" svg:x="2.155cm" svg:y="16.23cm">
          <draw:text-box>
            <text:p text:style-name="P2"><text:span text:style-name="T4"><text:s text:c="2"/></text:span><text:span text:style-name="T4">Capstone Project, Novus Labs</text:span></text:p>
          </draw:text-box>
        </draw:frame>
        <draw:frame draw:style-name="gr31" draw:text-style-name="P5" draw:layer="layout" svg:width="0.387cm" svg:height="0.387cm" svg:x="2.999cm" svg:y="16.823cm">
          <draw:text-box>
            <text:p text:style-name="P2"><text:span text:style-name="T7">•</text:span></text:p>
          </draw:text-box>
        </draw:frame>
        <draw:frame draw:style-name="gr32" draw:text-style-name="P5" draw:layer="layout" svg:width="15.907cm" svg:height="0.433cm" svg:x="3.637cm" svg:y="16.741cm">
          <draw:text-box>
            <text:p text:style-name="P2"><text:span text:style-name="T4">Worked with three development boards, Wiced Wi-Fi board, AM335x starter kit, and particle </text:span></text:p>
          </draw:text-box>
        </draw:frame>
        <draw:frame draw:style-name="gr33" draw:text-style-name="P5" draw:layer="layout" svg:width="9.235cm" svg:height="0.433cm" svg:x="3.637cm" svg:y="17.189cm">
          <draw:text-box>
            <text:p text:style-name="P2"><text:span text:style-name="T4">boron LTE to create the concept of a gateway device.</text:span></text:p>
          </draw:text-box>
        </draw:frame>
        <draw:frame draw:style-name="gr31" draw:text-style-name="P5" draw:layer="layout" svg:width="0.387cm" svg:height="0.387cm" svg:x="2.999cm" svg:y="17.783cm">
          <draw:text-box>
            <text:p text:style-name="P2"><text:span text:style-name="T7">•</text:span></text:p>
          </draw:text-box>
        </draw:frame>
        <draw:frame draw:style-name="gr34" draw:text-style-name="P5" draw:layer="layout" svg:width="16.004cm" svg:height="0.433cm" svg:x="3.637cm" svg:y="17.701cm">
          <draw:text-box>
            <text:p text:style-name="P2"><text:span text:style-name="T4">Connected the boards using I2C to transfer data from the Wiced board, through the AM335x </text:span></text:p>
          </draw:text-box>
        </draw:frame>
        <draw:frame draw:style-name="gr35" draw:text-style-name="P5" draw:layer="layout" svg:width="7.914cm" svg:height="0.433cm" svg:x="3.637cm" svg:y="18.149cm">
          <draw:text-box>
            <text:p text:style-name="P2"><text:span text:style-name="T4">and to the Particle Boron to send to the cloud.</text:span></text:p>
          </draw:text-box>
        </draw:frame>
        <draw:frame draw:style-name="gr31" draw:text-style-name="P5" draw:layer="layout" svg:width="0.387cm" svg:height="0.387cm" svg:x="2.999cm" svg:y="18.742cm">
          <draw:text-box>
            <text:p text:style-name="P2"><text:span text:style-name="T7">•</text:span></text:p>
          </draw:text-box>
        </draw:frame>
        <draw:frame draw:style-name="gr36" draw:text-style-name="P5" draw:layer="layout" svg:width="14.179cm" svg:height="0.433cm" svg:x="3.637cm" svg:y="18.66cm">
          <draw:text-box>
            <text:p text:style-name="P2"><text:span text:style-name="T4">Worked on the AM335x which used mainline Linux and the Particle Boron code to </text:span></text:p>
          </draw:text-box>
        </draw:frame>
        <draw:frame draw:style-name="gr37" draw:text-style-name="P5" draw:layer="layout" svg:width="6.153cm" svg:height="0.433cm" svg:x="3.637cm" svg:y="19.108cm">
          <draw:text-box>
            <text:p text:style-name="P2"><text:span text:style-name="T4">successfully send data to the cloud.</text:span></text:p>
          </draw:text-box>
        </draw:frame>
        <draw:frame draw:style-name="gr38" draw:text-style-name="P6" draw:layer="layout" svg:width="3.702cm" svg:height="0.497cm" svg:x="2.367cm" svg:y="20.054cm">
          <draw:text-box>
            <text:p text:style-name="P2"><text:span text:style-name="T5">Work Experience</text:span></text:p>
          </draw:text-box>
        </draw:frame>
        <draw:frame draw:style-name="gr39" draw:text-style-name="P5" draw:layer="layout" svg:width="10.467cm" svg:height="0.433cm" svg:x="2.367cm" svg:y="20.555cm">
          <draw:text-box>
            <text:p text:style-name="P2"><text:span text:style-name="T4">Biketrak start up - Computer Engineer - Aug 2017- Aug 2018</text:span></text:p>
          </draw:text-box>
        </draw:frame>
        <draw:frame draw:style-name="gr17" draw:text-style-name="P6" draw:layer="layout" svg:width="0.422cm" svg:height="0.422cm" svg:x="2.999cm" svg:y="21.131cm">
          <draw:text-box>
            <text:p text:style-name="P2"><text:span text:style-name="T6">•</text:span></text:p>
          </draw:text-box>
        </draw:frame>
        <draw:frame draw:style-name="gr40" draw:text-style-name="P5" draw:layer="layout" svg:width="7.94cm" svg:height="0.433cm" svg:x="3.637cm" svg:y="21.077cm">
          <draw:text-box>
            <text:p text:style-name="P2"><text:span text:style-name="T4">Maintained and debugged existing code base.</text:span></text:p>
          </draw:text-box>
        </draw:frame>
        <draw:frame draw:style-name="gr17" draw:text-style-name="P6" draw:layer="layout" svg:width="0.422cm" svg:height="0.422cm" svg:x="2.999cm" svg:y="21.65cm">
          <draw:text-box>
            <text:p text:style-name="P2"><text:span text:style-name="T6">•</text:span></text:p>
          </draw:text-box>
        </draw:frame>
        <draw:frame draw:style-name="gr41" draw:text-style-name="P5" draw:layer="layout" svg:width="15.098cm" svg:height="0.433cm" svg:x="3.637cm" svg:y="21.595cm">
          <draw:text-box>
            <text:p text:style-name="P2"><text:span text:style-name="T4">Developed new firmware for additional functionalities like bulk upload of information and</text:span></text:p>
          </draw:text-box>
        </draw:frame>
        <draw:frame draw:style-name="gr42" draw:text-style-name="P5" draw:layer="layout" svg:width="4.299cm" svg:height="0.433cm" svg:x="3.637cm" svg:y="22.05cm">
          <draw:text-box>
            <text:p text:style-name="P2"><text:span text:style-name="T4">drivers for flash memory.</text:span></text:p>
          </draw:text-box>
        </draw:frame>
        <draw:frame draw:style-name="gr17" draw:text-style-name="P6" draw:layer="layout" svg:width="0.422cm" svg:height="0.422cm" svg:x="2.999cm" svg:y="22.613cm">
          <draw:text-box>
            <text:p text:style-name="P2"><text:span text:style-name="T6">•</text:span></text:p>
          </draw:text-box>
        </draw:frame>
        <draw:frame draw:style-name="gr43" draw:text-style-name="P5" draw:layer="layout" svg:width="9.95cm" svg:height="0.433cm" svg:x="3.637cm" svg:y="22.558cm">
          <draw:text-box>
            <text:p text:style-name="P2"><text:span text:style-name="T4">Hardware debugging with oscilloscopes and multi-meters.</text:span></text:p>
          </draw:text-box>
        </draw:frame>
        <draw:frame draw:style-name="gr17" draw:text-style-name="P6" draw:layer="layout" svg:width="0.422cm" svg:height="0.422cm" svg:x="2.999cm" svg:y="23.135cm">
          <draw:text-box>
            <text:p text:style-name="P2"><text:span text:style-name="T6">•</text:span></text:p>
          </draw:text-box>
        </draw:frame>
        <draw:frame draw:style-name="gr44" draw:text-style-name="P5" draw:layer="layout" svg:width="3.85cm" svg:height="0.433cm" svg:x="3.637cm" svg:y="23.081cm">
          <draw:text-box>
            <text:p text:style-name="P2"><text:span text:style-name="T4">Soldering on the PCB.</text:span></text:p>
          </draw:text-box>
        </draw:frame>
        <draw:frame draw:style-name="gr45" draw:text-style-name="P5" draw:layer="layout" svg:width="9.662cm" svg:height="0.433cm" svg:x="2.367cm" svg:y="23.977cm">
          <draw:text-box>
            <text:p text:style-name="P2"><text:span text:style-name="T4">OCO Labs - Computer Engineer - Feb 2016 - April 2016</text:span></text:p>
          </draw:text-box>
        </draw:frame>
        <draw:frame draw:style-name="gr17" draw:text-style-name="P6" draw:layer="layout" svg:width="0.422cm" svg:height="0.422cm" svg:x="3.002cm" svg:y="24.543cm">
          <draw:text-box>
            <text:p text:style-name="P2"><text:span text:style-name="T6">•</text:span></text:p>
          </draw:text-box>
        </draw:frame>
        <draw:frame draw:style-name="gr46" draw:text-style-name="P5" draw:layer="layout" svg:width="15.013cm" svg:height="0.433cm" svg:x="3.637cm" svg:y="24.488cm">
          <draw:text-box>
            <text:p text:style-name="P2"><text:span text:style-name="T4">Used Arduino to program pressure control for an oil extraction machine using a stepper</text:span></text:p>
          </draw:text-box>
        </draw:frame>
        <draw:frame draw:style-name="gr47" draw:text-style-name="P5" draw:layer="layout" svg:width="1.111cm" svg:height="0.433cm" svg:x="3.637cm" svg:y="24.929cm">
          <draw:text-box>
            <text:p text:style-name="P2"><text:span text:style-name="T4">motor.</text:span></text:p>
          </draw:text-box>
        </draw:frame>
        <draw:frame draw:style-name="gr48" draw:text-style-name="P5" draw:layer="layout" svg:width="8.219cm" svg:height="0.433cm" svg:x="2.155cm" svg:y="25.956cm">
          <draw:text-box>
            <text:p text:style-name="P2"><text:span text:style-name="T4"><text:s text:c="3"/></text:span><text:span text:style-name="T4">Various restaurants, Line cook - 2008 – 2022 </text:span></text:p>
          </draw:text-box>
        </draw:frame>
        <draw:frame draw:style-name="gr31" draw:text-style-name="P5" draw:layer="layout" svg:width="0.387cm" svg:height="0.387cm" svg:x="3.108cm" svg:y="26.546cm">
          <draw:text-box>
            <text:p text:style-name="P2"><text:span text:style-name="T7">•</text:span></text:p>
          </draw:text-box>
        </draw:frame>
        <draw:frame draw:style-name="gr49" draw:text-style-name="P5" draw:layer="layout" svg:width="8.625cm" svg:height="0.433cm" svg:x="3.641cm" svg:y="26.464cm">
          <draw:text-box>
            <text:p text:style-name="P2"><text:span text:style-name="T4">Management experience for a small kitchen team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erif" svg:font-family="DejaVuSerif"/>
    <style:font-face style:name="DejaVuSerif1" svg:font-family="DejaVu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/>
    <style:font-face style:name="LiberationSans1" svg:font-family="LiberationSan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88cm" fo:page-height="27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8-16T17:06:10.071253181</dc:date>
    <meta:editing-duration>PT2M5S</meta:editing-duration>
    <meta:editing-cycles>2</meta:editing-cycles>
    <meta:generator>LibreOffice/7.3.4.2$Linux_X86_64 LibreOffice_project/30$Build-2</meta:generator>
    <meta:document-statistic meta:object-count="66"/>
  </office:meta>
</office:document-meta>
</file>